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2" svg:font-family="Arial, sans-serif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GB" style:text-underline-style="none" fo:font-weight="normal" style:font-weight-asian="normal" style:font-weight-complex="normal"/>
    </style:style>
    <style:style style:name="P6" style:family="paragraph" style:parent-style-name="Heading_20_2">
      <style:text-properties fo:language="en" fo:country="GB"/>
    </style:style>
    <style:style style:name="P7" style:family="paragraph" style:parent-style-name="Heading_20_3">
      <style:text-properties fo:language="en" fo:country="GB"/>
    </style:style>
    <style:style style:name="P8" style:family="paragraph" style:parent-style-name="Heading_20_4">
      <style:text-properties fo:language="en" fo:country="GB"/>
    </style:style>
    <style:style style:name="P9" style:family="paragraph" style:parent-style-name="Contents_20_4">
      <style:paragraph-properties>
        <style:tab-stops/>
      </style:paragraph-properties>
    </style:style>
    <style:style style:name="P10" style:family="paragraph" style:parent-style-name="Contents_20_1">
      <style:paragraph-properties>
        <style:tab-stops/>
      </style:paragraph-properties>
    </style:style>
    <style:style style:name="P11" style:family="paragraph" style:parent-style-name="Contents_20_2">
      <style:paragraph-properties>
        <style:tab-stops/>
      </style:paragraph-properties>
    </style:style>
    <style:style style:name="P12" style:family="paragraph" style:parent-style-name="Contents_20_3">
      <style:paragraph-properties>
        <style:tab-stops/>
      </style:paragraph-properties>
    </style:style>
    <style:style style:name="P13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GB"/>
    </style:style>
    <style:style style:name="P14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15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GB" fo:font-style="italic" fo:background-color="transparent"/>
    </style:style>
    <style:style style:name="P16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GB" fo:font-weight="bold" fo:background-color="transparent"/>
    </style:style>
    <style:style style:name="P17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language="en" fo:country="GB" fo:background-color="transparent"/>
    </style:style>
    <style:style style:name="P18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font-size="10pt" fo:language="en" fo:country="GB" fo:background-color="transparent"/>
    </style:style>
    <style:style style:name="P19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GB" fo:background-color="transparent"/>
    </style:style>
    <style:style style:name="P20" style:family="paragraph" style:parent-style-name="Text_20_body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GB" fo:background-color="transparent"/>
    </style:style>
    <style:style style:name="P21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GB"/>
    </style:style>
    <style:style style:name="P22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23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24" style:family="paragraph" style:parent-style-name="Text_20_body">
      <style:paragraph-properties fo:margin-top="0cm" fo:margin-bottom="0cm"/>
      <style:text-properties fo:language="en" fo:country="GB"/>
    </style:style>
    <style:style style:name="P25" style:family="paragraph" style:parent-style-name="Text_20_body">
      <style:paragraph-properties fo:margin-top="0cm" fo:margin-bottom="0cm"/>
      <style:text-properties fo:language="en" fo:country="GB" fo:background-color="transparent"/>
    </style:style>
    <style:style style:name="P26" style:family="paragraph" style:parent-style-name="Text_20_body">
      <style:paragraph-properties fo:margin-top="0cm" fo:margin-bottom="0cm" fo:keep-together="always" fo:orphans="0"/>
      <style:text-properties fo:language="en" fo:country="GB" fo:background-color="transparent"/>
    </style:style>
    <style:style style:name="P27" style:family="paragraph" style:parent-style-name="Text_20_body">
      <style:paragraph-properties fo:margin-top="0cm" fo:margin-bottom="0cm" fo:keep-together="always"/>
      <style:text-properties fo:language="en" fo:country="GB"/>
    </style:style>
    <style:style style:name="P28" style:family="paragraph" style:parent-style-name="Text_20_body">
      <style:paragraph-properties fo:margin-top="0cm" fo:margin-bottom="0cm" fo:keep-together="always" fo:orphans="0"/>
      <style:text-properties fo:language="en" fo:country="GB"/>
    </style:style>
    <style:style style:name="P29" style:family="paragraph" style:parent-style-name="Text_20_body">
      <style:paragraph-properties fo:margin-top="0cm" fo:margin-bottom="0cm"/>
      <style:text-properties style:font-name="Arial2" fo:language="en" fo:country="GB" fo:background-color="transparent"/>
    </style:style>
    <style:style style:name="P30" style:family="paragraph" style:parent-style-name="Text_20_body" style:master-page-name="">
      <style:paragraph-properties fo:margin-top="0cm" fo:margin-bottom="0cm" fo:keep-together="always" fo:orphans="0" style:page-number="auto" fo:break-before="auto" fo:break-after="auto" fo:keep-with-next="auto"/>
      <style:text-properties fo:language="en" fo:country="GB" fo:background-color="transparent"/>
    </style:style>
    <style:style style:name="P31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GB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language="en" fo:country="GB" style:text-underline-style="none" fo:font-weight="normal" style:font-weight-asian="normal" style:font-weight-complex="normal"/>
    </style:style>
    <style:style style:name="P35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GB" style:font-size-asian="10pt" style:font-size-complex="10pt"/>
    </style:style>
    <style:style style:name="P36" style:family="paragraph" style:parent-style-name="Standard" style:list-style-name="L2">
      <style:paragraph-properties fo:margin-left="2.498cm" fo:margin-right="0cm" fo:text-indent="0cm" style:auto-text-indent="false"/>
      <style:text-properties fo:font-size="12pt" fo:language="en" fo:country="GB" style:font-size-asian="12pt" style:font-size-complex="12pt"/>
    </style:style>
    <style:style style:name="P37" style:family="paragraph" style:parent-style-name="Standard" style:list-style-name="L2">
      <style:paragraph-properties fo:margin-left="2.498cm" fo:margin-right="0cm" fo:text-indent="0cm" style:auto-text-indent="false"/>
      <style:text-properties fo:font-size="12pt" fo:language="en" fo:country="GB" style:font-size-asian="12pt" style:font-size-complex="12pt"/>
    </style:style>
    <style:style style:name="P38" style:family="paragraph" style:parent-style-name="Standard" style:list-style-name="L2">
      <style:paragraph-properties fo:margin-left="2.498cm" fo:margin-right="0cm" fo:text-indent="0cm" style:auto-text-indent="false"/>
      <style:text-properties fo:font-size="12pt" fo:language="en" fo:country="GB" style:font-size-asian="12pt" style:font-size-complex="12pt"/>
    </style:style>
    <style:style style:name="P39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0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1" style:family="paragraph" style:parent-style-name="Text_20_body" style:list-style-name="L5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2" style:family="paragraph" style:parent-style-name="Text_20_body" style:list-style-name="L6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3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GB" fo:background-color="transparent"/>
    </style:style>
    <style:style style:name="P44" style:family="paragraph" style:parent-style-name="Text_20_body" style:list-style-name="L4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GB" fo:background-color="transparent"/>
    </style:style>
    <style:style style:name="P45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GB" fo:background-color="transparent"/>
    </style:style>
    <style:style style:name="P46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GB" fo:font-style="normal" fo:background-color="transparent" style:font-style-asian="normal" style:font-style-complex="normal"/>
    </style:style>
    <style:style style:name="P47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font-variant="normal" fo:text-transform="none" fo:language="en" fo:country="GB" fo:font-style="normal" fo:background-color="transparent"/>
    </style:style>
    <style:style style:name="P48" style:family="paragraph" style:parent-style-name="Text_20_body" style:list-style-name="L8">
      <style:paragraph-properties fo:margin-left="2.499cm" fo:margin-right="0cm" fo:margin-top="0cm" fo:margin-bottom="0cm" fo:text-indent="0cm" style:auto-text-indent="false"/>
      <style:text-properties style:font-name="Arial2" fo:language="en" fo:country="GB" fo:background-color="transparent"/>
    </style:style>
    <style:style style:name="P49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style:font-name="Arial2" fo:language="en" fo:country="GB" fo:background-color="transparent"/>
    </style:style>
    <style:style style:name="P50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GB"/>
    </style:style>
    <style:style style:name="P51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52" style:family="paragraph" style:parent-style-name="Text_20_body">
      <style:paragraph-properties fo:margin-top="0cm" fo:margin-bottom="0cm"/>
      <style:text-properties fo:language="en" fo:country="GB" fo:background-color="transparent"/>
    </style:style>
    <style:style style:name="P53" style:family="paragraph" style:parent-style-name="Text_20_body" style:list-style-name="L2">
      <style:paragraph-properties fo:margin-left="3.747cm" fo:margin-right="0cm" fo:margin-top="0cm" fo:margin-bottom="0cm" fo:text-indent="0cm" style:auto-text-indent="false"/>
      <style:text-properties fo:font-size="10pt" fo:language="en" fo:country="GB" fo:background-color="transparent" style:font-size-asian="10pt" style:font-size-complex="10pt"/>
    </style:style>
    <style:style style:name="P54" style:family="paragraph" style:parent-style-name="Text_20_body" style:list-style-name="L2">
      <style:paragraph-properties fo:margin-left="3.747cm" fo:margin-right="0cm" fo:margin-top="0cm" fo:margin-bottom="0cm" fo:text-indent="0cm" style:auto-text-indent="false"/>
      <style:text-properties fo:font-size="10pt" fo:language="en" fo:country="GB" fo:background-color="transparent" style:font-size-asian="10pt" style:font-size-complex="10pt"/>
    </style:style>
    <style:style style:name="P55" style:family="paragraph" style:parent-style-name="Text_20_body" style:list-style-name="L2">
      <style:paragraph-properties fo:margin-left="3.747cm" fo:margin-right="0cm" fo:margin-top="0cm" fo:margin-bottom="0cm" fo:text-indent="0cm" style:auto-text-indent="false"/>
      <style:text-properties fo:font-size="10pt" fo:language="en" fo:country="GB" fo:background-color="transparent" style:font-size-asian="10pt" style:font-size-complex="10pt"/>
    </style:style>
    <style:style style:name="P56" style:family="paragraph" style:parent-style-name="Text_20_body" style:list-style-name="L2">
      <style:paragraph-properties fo:margin-left="3.747cm" fo:margin-right="0cm" fo:margin-top="0cm" fo:margin-bottom="0cm" fo:text-indent="0cm" style:auto-text-indent="false"/>
      <style:text-properties fo:font-size="10pt" fo:language="en" fo:country="GB" fo:background-color="transparent" style:font-size-asian="10pt" style:font-size-complex="10pt"/>
    </style:style>
    <style:style style:name="P57" style:family="paragraph" style:parent-style-name="Text_20_body">
      <style:paragraph-properties fo:margin-left="0cm" fo:margin-right="0cm" fo:margin-top="0cm" fo:margin-bottom="0cm" fo:keep-together="always" fo:text-indent="0cm" style:auto-text-indent="false"/>
      <style:text-properties style:font-name="Arial1" fo:font-size="12pt" fo:language="en" fo:country="GB" fo:background-color="transparent" style:font-size-asian="12pt" style:font-size-complex="12pt"/>
    </style:style>
    <style:style style:name="T1" style:family="text">
      <style:text-properties fo:background-color="transparen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fo:background-color="transparent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font-size-asian="10pt" style:font-style-asian="normal" style:font-size-complex="10pt" style:font-style-complex="normal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Times New Roman" style:font-size-asian="10pt" style:font-size-complex="10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size-asian="10pt" style:font-size-complex="10pt"/>
    </style:style>
    <style:style style:name="T16" style:family="text">
      <style:text-properties style:font-name="Times New Roman" fo:font-style="normal" style:font-size-asian="10pt" style:font-style-asian="normal" style:font-size-complex="10pt" style:font-style-complex="normal"/>
    </style:style>
    <style:style style:name="T17" style:family="text">
      <style:text-properties style:font-name="Times New Roman" fo:font-size="10pt" fo:background-color="transparent" style:font-size-asian="10pt" style:font-size-complex="10pt"/>
    </style:style>
    <style:style style:name="T18" style:family="text">
      <style:text-properties style:font-name="Arial1"/>
    </style:style>
    <style:style style:name="T19" style:family="text">
      <style:text-properties style:font-name="Arial1" fo:font-size="10pt" fo:background-color="transparent" style:font-size-asian="10pt" style:font-size-complex="10pt"/>
    </style:style>
    <style:style style:name="T20" style:family="text">
      <style:text-properties style:font-name="Arial1"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Schematic Libraries Files Format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chematic Libraries Files Format:</text:p>
          </text:index-title>
          <text:p text:style-name="P10"><text:a xlink:type="simple" xlink:href="#1.Schematic Libraries Files Format:|outline">1 - Schematic Libraries Files Format:</text:a></text:p>
          <text:p text:style-name="P11"><text:a xlink:type="simple" xlink:href="#1.1.Units|outline">1.1 - Units</text:a></text:p>
          <text:p text:style-name="P11"><text:a xlink:type="simple" xlink:href="#1.2.Heading|outline">1.2 - Heading</text:a></text:p>
          <text:p text:style-name="P11"><text:a xlink:type="simple" xlink:href="#1.3.Description of a component|outline">1.3 - Description of a component</text:a></text:p>
          <text:p text:style-name="P12"><text:a xlink:type="simple" xlink:href="#1.3.1.Description of Alias|outline">1.3.1 - Description of Alias</text:a></text:p>
          <text:p text:style-name="P12"><text:a xlink:type="simple" xlink:href="#1.3.2.Description of the fields|outline">1.3.2 - Description of the fields</text:a></text:p>
          <text:p text:style-name="P12"><text:a xlink:type="simple" xlink:href="#1.3.3.Description of graphic elements|outline">1.3.3 - Description of graphic elements</text:a></text:p>
          <text:p text:style-name="P9"><text:a xlink:type="simple" xlink:href="#1.3.3.1.Polygon :|outline">1.3.3.1 - Polygon :</text:a></text:p>
          <text:p text:style-name="P9"><text:a xlink:type="simple" xlink:href="#1.3.3.2.Rectangle|outline">1.3.3.2 - Rectangle</text:a></text:p>
          <text:p text:style-name="P9"><text:a xlink:type="simple" xlink:href="#1.3.3.3.Circle|outline">1.3.3.3 - Circle</text:a></text:p>
          <text:p text:style-name="P9"><text:a xlink:type="simple" xlink:href="#1.3.3.4.Arc of circle|outline">1.3.3.4 - Arc of circle</text:a></text:p>
          <text:p text:style-name="P9"><text:a xlink:type="simple" xlink:href="#1.3.3.5.Text field|outline">1.3.3.5 - Text field</text:a></text:p>
          <text:p text:style-name="P12"><text:a xlink:type="simple" xlink:href="#1.3.4.Description of the pins|outline">1.3.4 - Description of the pins</text:a></text:p>
        </text:index-body>
      </text:table-of-content>
      <text:p text:style-name="Standard"/>
      <text:h text:style-name="Heading_20_1" text:outline-level="1">Schematic Libraries Files Format:</text:h>
      <text:h text:style-name="P6" text:outline-level="2">Units</text:h>
      <text:p text:style-name="P3">Sizes and coordinates are given in mils (1/1000 inch)</text:p>
      <text:h text:style-name="P6" text:outline-level="2">Heading</text:h>
      <text:p text:style-name="P25">format:</text:p>
      <text:p text:style-name="P22">EESchema-LIBRARY Version 2.0 24/1/1997-18:9:6</text:p>
      <text:p text:style-name="P23">description of the components</text:p>
      <text:p text:style-name="P22"># End Library</text:p>
      <text:p text:style-name="P24"/>
      <text:h text:style-name="P6" text:outline-level="2">Description of a component</text:h>
      <text:p text:style-name="P19">The format is as follows :</text:p>
      <text:p text:style-name="P14"><text:span text:style-name="T3">DEF</text:span> <text:span text:style-name="T5">name reference</text:span><text:span text:style-name="T8"> unused text_offset draw_pinnumber draw_pinname unit_count units_locked option_flag</text:span></text:p>
      <text:p text:style-name="P14"><text:span text:style-name="T3">ALIAS </text:span><text:span text:style-name="T5">name1 name2…</text:span></text:p>
      <text:p text:style-name="P15">fields list</text:p>
      <text:p text:style-name="P16">DRAW</text:p>
      <text:p text:style-name="P15">list graphic elements and pins</text:p>
      <text:p text:style-name="P16">ENDDRAW</text:p>
      <text:p text:style-name="P16">ENDDEF</text:p>
      <text:p text:style-name="P4">Parameters for <text:span text:style-name="T4">DEF</text:span> :</text:p>
      <text:list text:style-name="L1">
        <text:list-item>
          <text:p text:style-name="P31"><text:span text:style-name="T6">name</text:span><text:span text:style-name="T9"> = component name in library (74LS02 ...)</text:span></text:p>
        </text:list-item>
        <text:list-item>
          <text:p text:style-name="P32">référence<text:span text:style-name="T9"> = Reference </text:span><text:span text:style-name="T11">( U, R, IC .., which become U3, U8, R1, R45, IC4...)</text:span></text:p>
        </text:list-item>
        <text:list-item>
          <text:p text:style-name="P34"><text:span text:style-name="T7">unused</text:span> = 0 (reserved)</text:p>
        </text:list-item>
        <text:list-item>
          <text:p text:style-name="P34">t<text:span text:style-name="T7">ext_offset</text:span> = offset for pin name position</text:p>
        </text:list-item>
        <text:list-item>
          <text:p text:style-name="P31"><text:span text:style-name="T7">draw_pinnumber</text:span><text:span text:style-name="T9"> = Y </text:span><text:span text:style-name="T11">(display pin number)</text:span><text:span text:style-name="T9"> ou N </text:span><text:span text:style-name="T11">(do not display pin number)</text:span><text:span text:style-name="T9">.</text:span></text:p>
        </text:list-item>
        <text:list-item>
          <text:p text:style-name="P33"><text:span text:style-name="T7">draw_pinname</text:span> = Y <text:span text:style-name="T12">(display pin name)</text:span> ou N <text:span text:style-name="T12">(do not display pin name)</text:span>.</text:p>
        </text:list-item>
        <text:list-item>
          <text:p text:style-name="P32">unit_count<text:span text:style-name="T9"> = Number of part ( or section) in a component package.</text:span></text:p>
        </text:list-item>
        <text:list-item>
          <text:p text:style-name="P32">units_locked<text:span text:style-name="T9"> = <text:s/>= L </text:span><text:span text:style-name="T11">(units are not identical and cannot be swapped)</text:span><text:span text:style-name="T9"> or F </text:span><text:span text:style-name="T11">(units are identical and therefore can be swapped) (Used only if unit_count &gt; 1)</text:span></text:p>
        </text:list-item>
        <text:list-item>
          <text:p text:style-name="P32">option_flag<text:span text:style-name="T9"> = N (normal) or P (component type "power")</text:span></text:p>
        </text:list-item>
      </text:list>
      <text:p text:style-name="P5"/>
      <text:p text:style-name="P25">Example:</text:p>
      <text:p text:style-name="P23">DEF BNC P 0 40 Y NR 1 L NR</text:p>
      <text:p text:style-name="P23"><text:soft-page-break/>F0 “P” 10.120 60 H V<text:span text:style-name="T13"> L C</text:span></text:p>
      <text:p text:style-name="P23">F1 “BNC” 110 - 60 40 V V<text:span text:style-name="T13"> L C</text:span></text:p>
      <text:p text:style-name="P23">DRAW</text:p>
      <text:p text:style-name="P23">C 0 0 70 0 1 0</text:p>
      <text:p text:style-name="P23">C 0 0 20 0 1 0</text:p>
      <text:p text:style-name="P23">X Ext. 2 0 - 200 130 U 40 40 1 1 P</text:p>
      <text:p text:style-name="P23">X In 1 - 150 0.130 R 40 40 1 1 P</text:p>
      <text:p text:style-name="P23">ENDDRAW</text:p>
      <text:p text:style-name="P23">ENDDEF</text:p>
      <text:p text:style-name="P27"/>
      <text:h text:style-name="P7" text:outline-level="3">Description of Alias</text:h>
      <text:p text:style-name="P25">This line exists only if the component has alias names.</text:p>
      <text:p text:style-name="P19">format:</text:p>
      <text:p text:style-name="P14"><text:span text:style-name="T3">ALIAS </text:span><text:span text:style-name="T5">name1 name2 name3…</text:span></text:p>
      <text:p text:style-name="P13"/>
      <text:h text:style-name="P7" text:outline-level="3">Description of the fields</text:h>
      <text:p text:style-name="P25">format:</text:p>
      <text:p text:style-name="P19"><text:span text:style-name="T3">F</text:span> n “<text:span text:style-name="T5">text” posx posy dimension orientation visibility</text:span><text:span text:style-name="T7"> hjustify vjustify/italic/bold “name”</text:span></text:p>
      <text:p text:style-name="P19">with:</text:p>
      <text:list text:style-name="L2">
        <text:list-item>
          <text:p text:style-name="P39">n = field number :</text:p>
        </text:list-item>
        <text:list-item>
          <text:p text:style-name="P53">reference = 0.</text:p>
        </text:list-item>
        <text:list-item>
          <text:p text:style-name="P53">value = 1.</text:p>
        </text:list-item>
        <text:list-item>
          <text:p text:style-name="P53">Pcb FootPrint = 2.</text:p>
        </text:list-item>
        <text:list-item>
          <text:p text:style-name="P53">User doc link = 3. At present time: not used </text:p>
        </text:list-item>
        <text:list-item>
          <text:p text:style-name="P39">n = 4..11 = fields 1 to 8 (since January 2009 more than 8 field allowed, so n can be &gt; 11.</text:p>
        </text:list-item>
        <text:list-item>
          <text:p text:style-name="P39">text (delimited by double quotes)</text:p>
        </text:list-item>
        <text:list-item>
          <text:p text:style-name="P39">position X and Y</text:p>
        </text:list-item>
        <text:list-item>
          <text:p text:style-name="P39">dimension (default = 50)</text:p>
        </text:list-item>
        <text:list-item>
          <text:p text:style-name="P39">orientation = H (horizontal) or V (vertical).</text:p>
        </text:list-item>
        <text:list-item>
          <text:p text:style-name="P39">Visibility = V (visible) or I (invisible)</text:p>
        </text:list-item>
        <text:list-item>
          <text:p text:style-name="P46">hjustify vjustify = L R C B or T</text:p>
        </text:list-item>
        <text:list-item>
          <text:p text:style-name="P35">L= left</text:p>
        </text:list-item>
        <text:list-item>
          <text:p text:style-name="P35">R = Right</text:p>
        </text:list-item>
        <text:list-item>
          <text:p text:style-name="P35">C = centre</text:p>
        </text:list-item>
        <text:list-item>
          <text:p text:style-name="P35">B = bottom</text:p>
        </text:list-item>
        <text:list-item>
          <text:p text:style-name="P35">T = Top</text:p>
        </text:list-item>
        <text:list-item>
          <text:p text:style-name="P36">Style: Italic = I or N ( <text:span text:style-name="T1">since January 2009)</text:span></text:p>
        </text:list-item>
        <text:list-item>
          <text:p text:style-name="P36">Style Bold = B or N ( <text:span text:style-name="T1">since January 2009)</text:span></text:p>
        </text:list-item>
        <text:list-item>
          <text:p text:style-name="P36">Name of the field<text:span text:style-name="T20"> (delimited by double quotes)</text:span><text:span text:style-name="T18"> </text:span>(only if it is not the default name)</text:p>
        </text:list-item>
      </text:list>
      <text:p text:style-name="P57">Note: <text:s/><text:span text:style-name="T9">vjustify, <text:s/>Italic and <text:s/>Bold are in the same 3 chars word.</text:span></text:p>
      <text:p text:style-name="P25">Example:</text:p>
      <text:p text:style-name="P22">DEF DIODE D 0 40 Y NR 1 0 NR</text:p>
      <text:p text:style-name="P22">F0 “D” 0.100 50 H V<text:span text:style-name="T13"> L CNN</text:span></text:p>
      <text:p text:style-name="P22">F1 “DIODE” 0 -100 50 H V<text:span text:style-name="T13"> L CIB</text:span></text:p>
      <text:p text:style-name="P22"><text:span text:style-name="T13">F5 “2euros” 0 -200 50 H V L CIB ”PRICE”</text:span></text:p>
      <text:p text:style-name="P21"/>
      <text:h text:style-name="P7" text:outline-level="3">Description of graphic elements</text:h>
      <text:p text:style-name="P30">There are of 5 types:</text:p>
      <text:list text:style-name="L3">
        <text:list-item>
          <text:p text:style-name="P49">Polygon (succession of segments), filled or normal.</text:p>
        </text:list-item>
        <text:list-item>
          <text:p text:style-name="P49">Rectangle.</text:p>
        </text:list-item>
        <text:list-item>
          <text:p text:style-name="P49">Circle.</text:p>
        </text:list-item>
        <text:list-item>
          <text:p text:style-name="P49">Arc of circle.</text:p>
        </text:list-item>
        <text:list-item>
          <text:p text:style-name="P50"><text:span text:style-name="T1">Text</text:span>.</text:p>
        </text:list-item>
      </text:list>
      <text:h text:style-name="P8" text:outline-level="4"><text:soft-page-break/>Polygon :</text:h>
      <text:p text:style-name="P25">Format:</text:p>
      <text:p text:style-name="P19"><text:span text:style-name="T3">P</text:span> <text:span text:style-name="T5">Nb parts convert ltrait x0 y0 x1 y1 xi yi cc</text:span></text:p>
      <text:p text:style-name="P19">With:</text:p>
      <text:list text:style-name="L4">
        <text:list-item>
          <text:p text:style-name="P40">Nb = a number of points.</text:p>
        </text:list-item>
        <text:list-item>
          <text:p text:style-name="P40">unit = 0 if common to the parts; if not, number of part (1. .n).</text:p>
        </text:list-item>
        <text:list-item>
          <text:p text:style-name="P40">convert = 0 if common to the 2 representations, if not 1 or 2.</text:p>
        </text:list-item>
        <text:list-item>
          <text:p text:style-name="P40"><text:span text:style-name="T5">trait </text:span>= line thickness.</text:p>
        </text:list-item>
        <text:list-item>
          <text:p text:style-name="P40">xi yi coordinates of end i.</text:p>
        </text:list-item>
        <text:list-item>
          <text:p text:style-name="P40">cc = N F or F ( F = <text:span text:style-name="T1">filled polygon</text:span>; f = .<text:span text:style-name="T1"> filled polygon, transparent background)</text:span></text:p>
        </text:list-item>
      </text:list>
      <text:p text:style-name="P25">Example:</text:p>
      <text:p text:style-name="P24"/>
      <text:p text:style-name="P23">P 3 0 1 0 - 50 50 50 0 - 50 - 50 F</text:p>
      <text:p text:style-name="P23">P 2 0 1 0 50 50 50 – 50 N</text:p>
      <text:p text:style-name="P21"/>
      <text:h text:style-name="P8" text:outline-level="4">Rectangle</text:h>
      <text:p text:style-name="P25">Format:</text:p>
      <text:p text:style-name="P19"><text:span text:style-name="T3">S </text:span><text:span text:style-name="T5">startx starty endx endy unit convert ltrait <text:s/>cc</text:span></text:p>
      <text:p text:style-name="P19">With</text:p>
      <text:list text:style-name="L5">
        <text:list-item>
          <text:p text:style-name="P41">unit = 0 if common to the parts; if not, number of part (1. .n).</text:p>
        </text:list-item>
        <text:list-item>
          <text:p text:style-name="P41">convert = 0 if common to the representations; if not, 1 or 2.</text:p>
        </text:list-item>
        <text:list-item>
          <text:p text:style-name="P41">ltrait = thickness.</text:p>
        </text:list-item>
      </text:list>
      <text:list text:style-name="L4">
        <text:list-item text:start-value="1">
          <text:p text:style-name="P40">cc = N F or F ( F = <text:span text:style-name="T1">filled Rectangle,</text:span>; f = .<text:span text:style-name="T1"> filled Rectangle, transparent background)</text:span></text:p>
        </text:list-item>
      </text:list>
      <text:p text:style-name="P25"/>
      <text:p text:style-name="P25">Example:</text:p>
      <text:p text:style-name="P24"/>
      <text:p text:style-name="P23">S 0 50.900.900 0 1 0 f</text:p>
      <text:p text:style-name="P24"/>
      <text:h text:style-name="P8" text:outline-level="4">Circle</text:h>
      <text:p text:style-name="P25">Format:</text:p>
      <text:p text:style-name="P19"><text:span text:style-name="T3">C </text:span><text:span text:style-name="T5">posx posy radius unit convert ltrait cc</text:span></text:p>
      <text:p text:style-name="P19">With</text:p>
      <text:list text:style-name="L6">
        <text:list-item>
          <text:p text:style-name="P42">unit = 0 if common to the parts; if not, number of part (1. .n).</text:p>
        </text:list-item>
        <text:list-item>
          <text:p text:style-name="P42">convert = 0 so common to the representations, if not 1 or 2.</text:p>
        </text:list-item>
        <text:list-item>
          <text:p text:style-name="P42">ltrait = thickness.</text:p>
        </text:list-item>
      </text:list>
      <text:list text:style-name="L4">
        <text:list-item text:start-value="1">
          <text:p text:style-name="P40">cc = N F or F ( F = <text:span text:style-name="T1">filled Rectangle,</text:span>; f = .<text:span text:style-name="T1"> filled Rectangle, transparent background)</text:span></text:p>
        </text:list-item>
      </text:list>
      <text:p text:style-name="P25">Example:</text:p>
      <text:p text:style-name="P24"/>
      <text:p text:style-name="P23">C 0 0 70 0 1 0 F</text:p>
      <text:p text:style-name="P23">C 0 0 20 0 1 0 N</text:p>
      <text:p text:style-name="P21"/>
      <text:h text:style-name="P8" text:outline-level="4">Arc of circle</text:h>
      <text:p text:style-name="P30">Format:</text:p>
      <text:p text:style-name="P26"><text:span text:style-name="T3">With </text:span><text:span text:style-name="T5">posx posy radius start end part convert ltrait start_pointX start_pointY end_pointX end_pointY <text:s/>cc</text:span></text:p>
      <text:p text:style-name="P20">With:</text:p>
      <text:list text:style-name="L7">
        <text:list-item>
          <text:p text:style-name="P43">start = <text:span text:style-name="T14">angle</text:span> of the starting point (in 0,1 degrees).</text:p>
        </text:list-item>
        <text:list-item>
          <text:p text:style-name="P43">end = <text:span text:style-name="T14">angle</text:span> of the end point (in 0,1 degrees).</text:p>
        </text:list-item>
        <text:list-item>
          <text:p text:style-name="P43"><text:soft-page-break/>unit = 0 so common to the parts; if not, number of part (1. .n).</text:p>
        </text:list-item>
        <text:list-item>
          <text:p text:style-name="P43">convert = 0 if common to the representations, if not 1 or 2.</text:p>
        </text:list-item>
        <text:list-item>
          <text:p text:style-name="P43">ltrait = thickness.</text:p>
        </text:list-item>
        <text:list-item>
          <text:p text:style-name="P47">start_pointX start_pointY = coord of the starting point (role similar to start)</text:p>
        </text:list-item>
        <text:list-item>
          <text:p text:style-name="P47">end_pointX end_pointY = coord of the point of arrival (role similar to end)</text:p>
        </text:list-item>
      </text:list>
      <text:list text:style-name="L4">
        <text:list-item text:start-value="1">
          <text:p text:style-name="P44">cc = N F or F ( F = <text:span text:style-name="T1">filled Rectangle,</text:span>; f = .<text:span text:style-name="T1"> filled Rectangle, transparent background)</text:span></text:p>
        </text:list-item>
      </text:list>
      <text:p text:style-name="P26">Example:</text:p>
      <text:p text:style-name="P28"/>
      <text:p text:style-name="P23">To 0.148 48 - 889 889 0 1 0 N</text:p>
      <text:p text:style-name="P23">To 0 51 51 - 889 889 0 1 0 N</text:p>
      <text:p text:style-name="P24"/>
      <text:h text:style-name="P8" text:outline-level="4">Text field</text:h>
      <text:p text:style-name="P29">Format:</text:p>
      <text:p text:style-name="P18"><text:span text:style-name="T3">T</text:span> orientation <text:span text:style-name="T5">posx posy dimension unit convert Text</text:span></text:p>
      <text:p text:style-name="P17">With:</text:p>
      <text:list text:style-name="L8">
        <text:list-item>
          <text:p text:style-name="P48">orientation = horizontal orientation (=0) or vertical (=1).</text:p>
        </text:list-item>
        <text:list-item>
          <text:p text:style-name="P48">type = always 0.</text:p>
        </text:list-item>
        <text:list-item>
          <text:p text:style-name="P48">unit = 0 so common to the parts, if not number of part (1. .n).</text:p>
        </text:list-item>
        <text:list-item>
          <text:p text:style-name="P48">convert = 0 if common to the representations, if not 1 or 2.</text:p>
        </text:list-item>
      </text:list>
      <text:p text:style-name="P24"/>
      <text:p text:style-name="P29">Example:</text:p>
      <text:p text:style-name="P24"/>
      <text:p text:style-name="P23">T 0 - 320 - 10 100 0 0 1 VREF</text:p>
      <text:p text:style-name="P24"/>
      <text:h text:style-name="P7" text:outline-level="3">Description of the pins</text:h>
      <text:p text:style-name="P25">Format:</text:p>
      <text:p text:style-name="P19"><text:span text:style-name="T3">X</text:span> <text:span text:style-name="T5">name number posx posy length orientation Snum Snom unit convert Etype [shape]</text:span>.</text:p>
      <text:p text:style-name="P19">With:</text:p>
      <text:list text:style-name="L9">
        <text:list-item>
          <text:p text:style-name="P45"><text:span text:style-name="T9">orientation </text:span>= U (up) D (down) R (right) L (left).</text:p>
        </text:list-item>
        <text:list-item>
          <text:p text:style-name="P45">name = name (without space) of the pin. if ~: no name</text:p>
        </text:list-item>
        <text:list-item>
          <text:p text:style-name="P45">number = n pin number (4 characters maximum).</text:p>
        </text:list-item>
        <text:list-item>
          <text:p text:style-name="P45">length = pin length.</text:p>
        </text:list-item>
        <text:list-item>
          <text:p text:style-name="P45">Snum = pin number text size.</text:p>
        </text:list-item>
        <text:list-item>
          <text:p text:style-name="P45">Snom = pin name text size.</text:p>
        </text:list-item>
        <text:list-item>
          <text:p text:style-name="P45">unit = 0 if common to the parts; if not, number of part (1. .n).</text:p>
        </text:list-item>
        <text:list-item>
          <text:p text:style-name="P45">convert = 0 so common to the representations, if not 1 or 2.</text:p>
        </text:list-item>
        <text:list-item>
          <text:p text:style-name="P45">Etype = electric type (1 character)</text:p>
        </text:list-item>
        <text:list-item>
          <text:p text:style-name="P45">shape = if present: pin shape (clock, inversion…).</text:p>
        </text:list-item>
      </text:list>
      <text:p text:style-name="P13"/>
      <text:p text:style-name="P25">Example:</text:p>
      <text:p text:style-name="P24"/>
      <text:p text:style-name="P23">X TO 1 - 200 0.150 R 40 40 1 1 P</text:p>
      <text:p text:style-name="P23">X K 2.200 0.150 L 40 40 1 1 P</text:p>
      <text:p text:style-name="P23">X 0 1 0 0 0 R 40 40 1 1 W NR</text:p>
      <text:p text:style-name="P23">X ~ 2 0 - 250 200 U 40 40 1 1 P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2" svg:font-family="Arial, sans-serif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.199cm" fo:margin-bottom="0.109cm" fo:text-indent="-1.249cm" style:auto-text-indent="false" fo:keep-with-next="always"/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Annotation" style:family="paragraph" style:parent-style-name="Standard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EESchema</text:span> appendix: <text:span text:style-name="T2">Library files format</text:span><text:tab/><text:tab/>EESchema</text:p>
      </style:header>
      <style:footer>
        <text:p text:style-name="P2">Page <text:chapter text:display="number" text:outline-level="1">1 - </text:chapter> - <text:page-number text:select-page="current">4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IUT</meta:initial-creator>
    <meta:creation-date>1996-01-27T12:47:00</meta:creation-date>
    <dc:date>2009-01-01T09:57:48</dc:date>
    <meta:print-date>2005-01-08T20:26:25</meta:print-date>
    <dc:language>en-GB</dc:language>
    <meta:editing-cycles>141</meta:editing-cycles>
    <meta:editing-duration>PT13H0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73" meta:word-count="1071" meta:character-count="5535"/>
  </office:meta>
</office:document-meta>
</file>